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729fcf" loext:opacity="100%" style:text-underline-style="solid" style:text-underline-width="auto" style:text-underline-color="font-color" fo:font-weight="bold" officeooo:rsid="001a3f4e" officeooo:paragraph-rsid="001a3f4e" style:font-weight-asian="bold" style:font-weight-complex="bold"/>
    </style:style>
    <style:style style:name="P2" style:family="paragraph" style:parent-style-name="Standard">
      <style:text-properties officeooo:rsid="001dc5ff" officeooo:paragraph-rsid="00157821"/>
    </style:style>
    <style:style style:name="P3" style:family="paragraph" style:parent-style-name="Standard">
      <style:paragraph-properties fo:text-align="center" style:justify-single-word="false"/>
      <style:text-properties officeooo:rsid="001c249e" officeooo:paragraph-rsid="00157821"/>
    </style:style>
    <style:style style:name="P4" style:family="paragraph" style:parent-style-name="Standard">
      <style:text-properties officeooo:rsid="001c249e" officeooo:paragraph-rsid="00157821"/>
    </style:style>
    <style:style style:name="P5" style:family="paragraph" style:parent-style-name="Standard">
      <style:text-properties fo:font-style="italic" officeooo:rsid="0018b13c" officeooo:paragraph-rsid="0018b13c" style:font-style-asian="italic" style:font-style-complex="italic"/>
    </style:style>
    <style:style style:name="P6" style:family="paragraph" style:parent-style-name="Standard">
      <style:text-properties fo:font-style="italic" officeooo:rsid="0018b13c" officeooo:paragraph-rsid="001a3f4e" style:font-style-asian="italic" style:font-style-complex="italic"/>
    </style:style>
    <style:style style:name="P7" style:family="paragraph" style:parent-style-name="Standard">
      <style:text-properties fo:font-style="italic" officeooo:rsid="0018b13c" officeooo:paragraph-rsid="0020e78e" style:font-style-asian="italic" style:font-style-complex="italic"/>
    </style:style>
    <style:style style:name="P8" style:family="paragraph" style:parent-style-name="Standard">
      <style:text-properties officeooo:rsid="00157821" officeooo:paragraph-rsid="00157821"/>
    </style:style>
    <style:style style:name="P9" style:family="paragraph" style:parent-style-name="Standard">
      <style:text-properties officeooo:rsid="001771d6" officeooo:paragraph-rsid="001771d6"/>
    </style:style>
    <style:style style:name="P10" style:family="paragraph" style:parent-style-name="Standard">
      <style:text-properties officeooo:rsid="0018b13c" officeooo:paragraph-rsid="0018b13c"/>
    </style:style>
    <style:style style:name="P11" style:family="paragraph" style:parent-style-name="Standard">
      <style:paragraph-properties fo:padding="0.0201in" fo:border="0.06pt solid #ec9ba4" style:shadow="#f7d1d5 0.0693in 0.0693in"/>
      <style:text-properties officeooo:rsid="0018b13c" officeooo:paragraph-rsid="001a3f4e"/>
    </style:style>
    <style:style style:name="P12" style:family="paragraph" style:parent-style-name="Standard">
      <style:paragraph-properties fo:padding="0.0201in" fo:border="0.06pt solid #ec9ba4" style:shadow="#f7d1d5 0.0693in 0.0693in"/>
      <style:text-properties officeooo:rsid="0018b13c" officeooo:paragraph-rsid="0020e78e"/>
    </style:style>
    <style:style style:name="P13" style:family="paragraph" style:parent-style-name="Standard">
      <style:text-properties officeooo:rsid="001a3f4e" officeooo:paragraph-rsid="001a3f4e"/>
    </style:style>
    <style:style style:name="P14" style:family="paragraph" style:parent-style-name="Standard">
      <style:paragraph-properties fo:padding="0.0201in" fo:border="0.06pt solid #ffa6a6" style:shadow="#f7d1d5 0.0693in 0.0693in"/>
      <style:text-properties fo:font-size="11pt" officeooo:rsid="0018b13c" officeooo:paragraph-rsid="0018b13c" style:font-size-asian="11pt" style:font-size-complex="11pt"/>
    </style:style>
    <style:style style:name="P15" style:family="paragraph" style:parent-style-name="Standard">
      <style:paragraph-properties fo:padding="0.0201in" fo:border="0.06pt solid #ec9ba4" style:shadow="#f7d1d5 0.0693in 0.0693in"/>
      <style:text-properties fo:font-size="11pt" officeooo:rsid="0018b13c" officeooo:paragraph-rsid="001a3f4e" style:font-size-asian="11pt" style:font-size-complex="11pt"/>
    </style:style>
    <style:style style:name="P16" style:family="paragraph" style:parent-style-name="Standard">
      <style:paragraph-properties fo:padding="0.0201in" fo:border="0.06pt solid #ec9ba4" style:shadow="#f7d1d5 0.0693in 0.0693in"/>
      <style:text-properties fo:font-size="11pt" officeooo:rsid="0018b13c" officeooo:paragraph-rsid="0020e78e" style:font-size-asian="11pt" style:font-size-complex="11pt"/>
    </style:style>
    <style:style style:name="P17" style:family="paragraph" style:parent-style-name="Standard">
      <style:paragraph-properties fo:padding="0.0201in" fo:border="0.06pt solid #ec9ba4" style:shadow="#f7d1d5 0.0693in 0.0693in"/>
      <style:text-properties fo:font-size="11pt" officeooo:rsid="0018b13c" officeooo:paragraph-rsid="002276c4" style:font-size-asian="11pt" style:font-size-complex="11pt"/>
    </style:style>
    <style:style style:name="P18" style:family="paragraph" style:parent-style-name="Standard">
      <style:paragraph-properties fo:padding="0.0201in" fo:border="0.06pt solid #ec9ba4" style:shadow="#f7d1d5 0.0693in 0.0693in"/>
      <style:text-properties fo:font-size="11pt" officeooo:paragraph-rsid="001a3f4e" style:font-size-asian="11pt" style:font-size-complex="11pt"/>
    </style:style>
    <style:style style:name="P19" style:family="paragraph" style:parent-style-name="Standard">
      <style:paragraph-properties fo:padding="0.0201in" fo:border="0.06pt solid #ec9ba4" style:shadow="#f7d1d5 0.0693in 0.0693in"/>
      <style:text-properties fo:font-size="11pt" officeooo:paragraph-rsid="002276c4" style:font-size-asian="11pt" style:font-size-complex="11pt"/>
    </style:style>
    <style:style style:name="P20" style:family="paragraph" style:parent-style-name="Standard">
      <style:paragraph-properties fo:padding="0.0201in" fo:border="0.06pt solid #ec9ba4" style:shadow="#f7d1d5 0.0693in 0.0693in"/>
      <style:text-properties fo:color="#000000" loext:opacity="100%" fo:font-size="11pt" officeooo:rsid="0018b13c" officeooo:paragraph-rsid="0020e78e" style:font-size-asian="11pt" style:font-size-complex="11pt"/>
    </style:style>
    <style:style style:name="P21" style:family="paragraph" style:parent-style-name="Text_20_body">
      <style:text-properties fo:color="#000000" loext:opacity="100%"/>
    </style:style>
    <style:style style:name="P22" style:family="paragraph" style:parent-style-name="Text_20_body">
      <style:text-properties fo:color="#000000" loext:opacity="100%" officeooo:rsid="001f9e2f" officeooo:paragraph-rsid="001f9e2f"/>
    </style:style>
    <style:style style:name="P23" style:family="paragraph" style:parent-style-name="Text_20_body">
      <style:text-properties fo:color="#000000" loext:opacity="100%" officeooo:paragraph-rsid="0020e78e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Standard">
      <style:text-properties fo:font-weight="bold" officeooo:rsid="002817ed" officeooo:paragraph-rsid="002276c4" style:font-weight-asian="bold" style:font-weight-complex="bold"/>
    </style:style>
    <style:style style:name="P26" style:family="paragraph" style:parent-style-name="Standard">
      <style:text-properties officeooo:rsid="002817ed" officeooo:paragraph-rsid="002276c4"/>
    </style:style>
    <style:style style:name="P27" style:family="paragraph" style:parent-style-name="Standard">
      <style:text-properties officeooo:rsid="001aa2ca" officeooo:paragraph-rsid="001aa2ca"/>
    </style:style>
    <style:style style:name="P28" style:family="paragraph" style:parent-style-name="Standard">
      <style:text-properties officeooo:rsid="001aa2ca" officeooo:paragraph-rsid="002276c4"/>
    </style:style>
    <style:style style:name="P29" style:family="paragraph" style:parent-style-name="Heading_20_3">
      <style:text-properties fo:color="#729fcf" loext:opacity="10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dc5ff"/>
    </style:style>
    <style:style style:name="T4" style:family="text">
      <style:text-properties fo:font-style="italic" fo:font-weight="bold" officeooo:rsid="001e7aa2" style:font-style-asian="italic" style:font-weight-asian="bold" style:font-style-complex="italic" style:font-weight-complex="bold"/>
    </style:style>
    <style:style style:name="T5" style:family="text">
      <style:text-properties officeooo:rsid="001771d6"/>
    </style:style>
    <style:style style:name="T6" style:family="text">
      <style:text-properties officeooo:rsid="0018b13c"/>
    </style:style>
    <style:style style:name="T7" style:family="text">
      <style:text-properties officeooo:rsid="001a3f4e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a3f4e" style:font-size-asian="11pt" style:font-size-complex="11pt"/>
    </style:style>
    <style:style style:name="T10" style:family="text">
      <style:text-properties officeooo:rsid="001e7aa2"/>
    </style:style>
    <style:style style:name="T11" style:family="text">
      <style:text-properties officeooo:rsid="001ee1e7"/>
    </style:style>
    <style:style style:name="T12" style:family="text">
      <style:text-properties officeooo:rsid="001f9e2f"/>
    </style:style>
    <style:style style:name="T13" style:family="text">
      <style:text-properties officeooo:rsid="002264d8"/>
    </style:style>
    <style:style style:name="T14" style:family="text">
      <style:text-properties officeooo:rsid="00243805"/>
    </style:style>
    <style:style style:name="T15" style:family="text">
      <style:text-properties officeooo:rsid="0024910d"/>
    </style:style>
    <style:style style:name="T16" style:family="text">
      <style:text-properties officeooo:rsid="0024f645"/>
    </style:style>
    <style:style style:name="T17" style:family="text">
      <style:text-properties officeooo:rsid="0025ec04"/>
    </style:style>
    <style:style style:name="T18" style:family="text">
      <style:text-properties officeooo:rsid="00251b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Failure is simply the opportunity to being again, this time more intelligently” <text:s/>- Henry Ford</text:p>
      <text:p text:style-name="P3"/>
      <text:h text:style-name="P29" text:outline-level="3">Steps of Programming:</text:h>
      <text:p text:style-name="P4">1. Writing a sequence of commands <text:s/><text:span text:style-name="T11">(</text:span> _____<text:span text:style-name="T18">source code</text:span>______ <text:span text:style-name="T11">)</text:span></text:p>
      <text:p text:style-name="P4"><text:tab/>- ex: <text:tab/><text:span text:style-name="T18">commands for PBJ</text:span></text:p>
      <text:p text:style-name="P4"><text:tab/></text:p>
      <text:p text:style-name="P4">2. Compiling the ____<text:span text:style-name="T18">source code</text:span>__________</text:p>
      <text:p text:style-name="P4"/>
      <text:p text:style-name="P4"><text:tab/>- __<text:span text:style-name="T18">compiler</text:span>___: translates the human readable source code into a computer executable program</text:p>
      <text:p text:style-name="P4"><text:tab/>- ex: <text:s text:c="2"/><text:span text:style-name="T18">gcc PBJ.cpp -o PBJ <text:s/>or clang PBJ.cpp -o PBJ</text:span></text:p>
      <text:p text:style-name="P4"/>
      <text:p text:style-name="P2">3. Run the code!</text:p>
      <text:p text:style-name="P2"><text:tab/>- ex: <text:s/>./<text:span text:style-name="T18">PBJ</text:span></text:p>
      <text:p text:style-name="P2"/>
      <text:p text:style-name="P4"><text:span text:style-name="T3">4</text:span>. DEBUG! If it doesn’t work :)</text:p>
      <text:p text:style-name="P4"><text:tab/></text:p>
      <text:p text:style-name="P4"/>
      <text:p text:style-name="P5">Code sample <text:span text:style-name="T7">0</text:span>:</text:p>
      <text:p text:style-name="P14">// <text:span text:style-name="T7">include libraries</text:span></text:p>
      <text:p text:style-name="P14">#include &lt;iostream&gt;</text:p>
      <text:p text:style-name="P14">using namespace std;</text:p>
      <text:p text:style-name="P14"/>
      <text:p text:style-name="P14">int main(){</text:p>
      <text:p text:style-name="P14"><text:tab/>//<text:span text:style-name="T7">print to screen</text:span></text:p>
      <text:p text:style-name="P14"><text:tab/>cout &lt;&lt; <text:s/>“<text:span text:style-name="T7">I am “ &lt;&lt; <text:s/>(5-3)*(5-3)*(5-3)*(5-3)*(5-3) &lt;&lt; “ years old!” &lt;&lt; endl;</text:span></text:p>
      <text:p text:style-name="P14"/>
      <text:p text:style-name="P14"><text:tab/><text:span text:style-name="T7">return 0;</text:span></text:p>
      <text:p text:style-name="P14">}</text:p>
      <text:p text:style-name="P4"/>
      <text:p text:style-name="P6">Code sample <text:span text:style-name="T7">1</text:span>:</text:p>
      <text:p text:style-name="P11">/<text:span text:style-name="T8">/ </text:span><text:span text:style-name="T9">include libraries</text:span></text:p>
      <text:p text:style-name="P15">#include &lt;iostream&gt;</text:p>
      <text:p text:style-name="P15">using namespace std;</text:p>
      <text:p text:style-name="P15"/>
      <text:p text:style-name="P15">int main(){</text:p>
      <text:p text:style-name="P15"><text:tab/><text:span text:style-name="T7">int x;</text:span></text:p>
      <text:p text:style-name="P15"><text:tab/><text:span text:style-name="T7">x = 5-3;</text:span></text:p>
      <text:p text:style-name="P15"/>
      <text:p text:style-name="P15"><text:tab/>//<text:span text:style-name="T7">print to screen</text:span></text:p>
      <text:p text:style-name="P18"><text:span text:style-name="T6"><text:tab/>cout &lt;&lt; <text:s/>“</text:span><text:span text:style-name="T7">I am “ &lt;&lt; <text:s/>x*x*x*x*x &lt;&lt; “ years old!” &lt;&lt; endl;</text:span></text:p>
      <text:p text:style-name="P15"/>
      <text:p text:style-name="P15"><text:tab/><text:span text:style-name="T7">return 0;</text:span></text:p>
      <text:p text:style-name="P15">}</text:p>
      <text:h text:style-name="P29" text:outline-level="3"><text:soft-page-break/>VARIABLES:</text:h>
      <text:p text:style-name="P8"><text:s text:c="4"/>– a placeholder, a “box” you can store a value in</text:p>
      <text:p text:style-name="P13"/>
      <text:p text:style-name="P13"><text:s text:c="4"/>What do you do with variables?</text:p>
      <text:p text:style-name="P8"><text:tab/>1. Declare variables</text:p>
      <text:p text:style-name="P8"><text:tab/>- <text:span text:style-name="T5">valid names ...</text:span></text:p>
      <text:p text:style-name="P8"><text:tab/></text:p>
      <text:p text:style-name="P8"/>
      <text:p text:style-name="P8"><text:tab/>2. Assign variables</text:p>
      <text:p text:style-name="P8">- <text:span text:style-name="T6">= assigns the value to the variable → x gets 3</text:span></text:p>
      <text:p text:style-name="P28">Declare and assign all at once! </text:p>
      <text:p text:style-name="P28">Initialize – assigning a variable it’s initial value</text:p>
      <text:p text:style-name="P8"/>
      <text:p text:style-name="P8"><text:tab/>3. Use variables</text:p>
      <text:p text:style-name="P8"/>
      <text:p text:style-name="P8"><text:tab/>4. Repeat variables</text:p>
      <text:p text:style-name="P8"/>
      <text:p text:style-name="P27"/>
      <text:p text:style-name="P27"/>
      <text:p text:style-name="P27"/>
      <text:p text:style-name="P25"><text:s text:c="4"/>LEGAL Names of Variables</text:p>
      <text:p text:style-name="P26"/>
      <text:p text:style-name="P26"/>
      <text:p text:style-name="P26"/>
      <text:p text:style-name="P26"/>
      <text:p text:style-name="P24"><text:s text:c="4"/>TYPES of Variables</text:p>
      <text:p text:style-name="P9"><text:tab/>int, double, float, long, <text:span text:style-name="T6">string</text:span></text:p>
      <text:p text:style-name="P4"/>
      <text:p text:style-name="P4"/>
      <text:h text:style-name="P29" text:outline-level="3">DOUBLE</text:h>
      <text:p text:style-name="P10"><text:tab/>- stores decimal points and all of that!</text:p>
      <text:p text:style-name="P4"><text:tab/>- <text:span text:style-name="T12">ex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h text:style-name="P29" text:outline-level="3"><text:soft-page-break/>CIN and COUT </text:h>
      <text:p text:style-name="P21"><text:span text:style-name="T10"><text:s text:c="4"/></text:span><text:span text:style-name="T4">cout: </text:span><text:span text:style-name="T10">output stream object from std</text:span></text:p>
      <text:p text:style-name="P21"><text:tab/>- <text:s/>p<text:span text:style-name="T10">rints to the terminal screen</text:span></text:p>
      <text:p text:style-name="P21"><text:span text:style-name="T10"><text:s text:c="4"/></text:span><text:span text:style-name="T4">cin: </text:span><text:span text:style-name="T10">input stream object from std</text:span></text:p>
      <text:p text:style-name="P21"><text:tab/>- <text:span text:style-name="T10">allows the user to interact with the program</text:span></text:p>
      <text:p text:style-name="P22">Example:</text:p>
      <text:p text:style-name="P21"/>
      <text:p text:style-name="P7">Code sample <text:span text:style-name="T13">2</text:span>:</text:p>
      <text:p text:style-name="P12">/<text:span text:style-name="T8">/ </text:span><text:span text:style-name="T9">include libraries</text:span></text:p>
      <text:p text:style-name="P16">#include &lt;iostream&gt;</text:p>
      <text:p text:style-name="P16">using namespace std;</text:p>
      <text:p text:style-name="P16"/>
      <text:p text:style-name="P16">int main(){</text:p>
      <text:p text:style-name="P16"><text:tab/><text:span text:style-name="T14">int age;</text:span></text:p>
      <text:p text:style-name="P16"><text:tab/>// <text:span text:style-name="T14">print to screen</text:span></text:p>
      <text:p text:style-name="P17"><text:tab/><text:span text:style-name="T14">cout &lt;&lt; “How old are you? </text:span><text:span text:style-name="T16">How many shoes do you own?</text:span><text:span text:style-name="T14">” &lt;&lt; endl;</text:span></text:p>
      <text:p text:style-name="P17"><text:tab/></text:p>
      <text:p text:style-name="P17"><text:tab/>// <text:span text:style-name="T15">read in user input</text:span></text:p>
      <text:p text:style-name="P17"><text:tab/><text:span text:style-name="T18">cin &gt;&gt; age;</text:span></text:p>
      <text:p text:style-name="P17"/>
      <text:p text:style-name="P17"><text:tab/>//<text:span text:style-name="T7">print to screen</text:span></text:p>
      <text:p text:style-name="P19"><text:span text:style-name="T6"><text:tab/>cout &lt;&lt; <text:s/>“</text:span><text:span text:style-name="T7">I am “ &lt;&lt; <text:s text:c="31"/>&lt;&lt; “ years old </text:span><text:span text:style-name="T16">with </text:span><text:span text:style-name="T7">” </text:span><text:span text:style-name="T16">&lt;&lt; <text:s text:c="24"/>&lt;&lt;” </text:span><text:span text:style-name="T17">shoe</text:span><text:span text:style-name="T16">s” </text:span><text:span text:style-name="T7">&lt;&lt; endl;</text:span></text:p>
      <text:p text:style-name="P17"/>
      <text:p text:style-name="P17"><text:tab/><text:span text:style-name="T7">return 0;</text:span></text:p>
      <text:p text:style-name="P20">}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.0201in" fo:border="none" style:join-borde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729fcf" loext:opacity="100%" style:text-underline-style="solid" style:text-underline-width="auto" style:text-underline-color="font-color" fo:font-weight="bold" officeooo:rsid="001a3f4e" officeooo:paragraph-rsid="001a3f4e" style:font-weight-asian="bold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y 3 </text:span>– <text:span text:style-name="MT2">Intro to Typ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2:42:43.570170324</meta:creation-date>
    <dc:date>2023-01-11T13:53:41.005861803</dc:date>
    <meta:editing-duration>PT7H18M56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3" meta:paragraph-count="72" meta:word-count="326" meta:character-count="1846" meta:non-whitespace-character-count="1457"/>
  </office:meta>
</office:document-meta>
</file>